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inecraft enchantment" svg:font-family="'minecraft enchantment'" style:font-pitch="variable"/>
  </office:font-face-decls>
  <office:automatic-styles>
    <style:style style:name="P1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3" style:family="paragraph" style:parent-style-name="Heading_20_2">
      <style:paragraph-properties fo:text-align="start" style:justify-single-word="false"/>
      <style:text-properties style:font-name="Kami North"/>
    </style:style>
    <style:style style:name="P4" style:family="paragraph" style:parent-style-name="Heading_20_2">
      <style:text-properties style:font-name="Kami North"/>
    </style:style>
    <style:style style:name="P5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normal" style:text-underline-style="solid" style:text-underline-width="auto" style:text-underline-color="font-color" fo:font-weight="bold" officeooo:rsid="000776c6" officeooo:paragraph-rsid="000776c6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Heading_20_2">
      <style:paragraph-properties fo:text-align="start" style:justify-single-word="false"/>
      <style:text-properties style:font-name="Kami North" officeooo:paragraph-rsid="000649e3"/>
    </style:style>
    <style:style style:name="P7" style:family="paragraph" style:parent-style-name="Heading_20_2">
      <style:paragraph-properties fo:text-align="center" style:justify-single-word="false"/>
      <style:text-properties style:font-name="Kami North" officeooo:rsid="000649e3" officeooo:paragraph-rsid="000649e3"/>
    </style:style>
    <style:style style:name="P8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9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officeooo:rsid="000649e3" officeooo:paragraph-rsid="000649e3" style:font-size-asian="18pt" style:font-style-asian="italic" style:font-size-complex="18pt"/>
    </style:style>
    <style:style style:name="P10" style:family="paragraph" style:parent-style-name="normal">
      <style:text-properties style:font-name="minecraft enchantment" fo:font-style="italic" style:font-style-asian="italic"/>
    </style:style>
    <style:style style:name="P11" style:family="paragraph" style:parent-style-name="normal">
      <style:text-properties style:font-name="minecraft enchantment" fo:font-style="italic" officeooo:paragraph-rsid="000649e3" style:font-style-asian="italic"/>
    </style:style>
    <style:style style:name="T1" style:family="text">
      <style:text-properties fo:font-size="18pt" fo:font-style="italic" style:font-size-asian="18pt" style:font-style-asian="italic" style:font-size-complex="18pt"/>
    </style:style>
    <style:style style:name="T2" style:family="text">
      <style:text-properties fo:font-size="18pt" fo:font-style="italic" officeooo:rsid="00031f25" style:font-size-asian="18pt" style:font-style-asian="italic" style:font-size-complex="18pt"/>
    </style:style>
    <style:style style:name="T3" style:family="text">
      <style:text-properties fo:font-size="18pt" fo:font-style="italic" officeooo:rsid="00048e31" style:font-size-asian="18pt" style:font-style-asian="italic" style:font-size-complex="18pt"/>
    </style:style>
    <style:style style:name="T4" style:family="text">
      <style:text-properties fo:font-size="18pt" fo:font-style="italic" officeooo:rsid="000649e3" style:font-size-asian="18pt" style:font-style-asian="italic" style:font-size-complex="18pt"/>
    </style:style>
    <style:style style:name="T5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T6" style:family="text">
      <style:text-properties fo:font-size="18pt" fo:font-style="italic" officeooo:rsid="000649e3" style:font-name-asian="Times New Roman1" style:font-size-asian="18pt" style:font-style-asian="italic" style:font-name-complex="Times New Roman1" style:font-size-complex="18pt"/>
    </style:style>
    <style:style style:name="T7" style:family="text">
      <style:text-properties fo:font-size="36pt" fo:font-weight="bold" officeooo:rsid="000649e3" style:font-size-asian="36pt" style:font-weight-asian="bold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fo:font-style="italic" style:font-size-asian="36pt" style:font-style-asian="italic" style:font-size-complex="36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0649e3" style:font-style-asian="italic"/>
    </style:style>
    <style:style style:name="T12" style:family="text">
      <style:text-properties fo:font-style="italic" officeooo:rsid="000649e3" style:font-style-asian="italic" style:font-style-complex="italic"/>
    </style:style>
    <style:style style:name="T13" style:family="text">
      <style:text-properties officeooo:rsid="000649e3"/>
    </style:style>
    <style:style style:name="T14" style:family="text">
      <style:text-properties style:font-name="minecraft enchantm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Fundamentals of Electricity</text:span><text:span text:style-name="T8"> </text:span><text:span text:style-name="T9">Extension</text:span></text:p>
      <text:p text:style-name="P9">Non-Soul Powerups from the Soul Update</text:p>
      <text:p text:style-name="P2"><text:span text:style-name="T3">(C)</text:span><text:span text:style-name="T1"> </text:span><text:span text:style-name="T4">v7.2.7<text:tab/></text:span><text:span text:style-name="T1"><text:tab/>Kami North Publishing, LLC.</text:span></text:p>
      <text:p text:style-name="P7">The order <text:s/>of the recipes may matter for their context.</text:p>
      <text:p text:style-name="P3"><text:bookmark text:name="_a9ixwt18jcqq"/>Recipe #1 <text:span text:style-name="T10">(</text:span><text:span text:style-name="T11">4</text:span><text:span text:style-name="T10">-Essence PU</text:span><text:span text:style-name="T11">s</text:span><text:span text:style-name="T10">)</text:span></text:p>
      <text:p text:style-name="P10">“oei sud muac mo ke oeih vhaodt veh u teirco-jxesbadw knajk!”</text:p>
      <text:p text:style-name="P6"><text:bookmark text:name="_j0kyjadfo9qv"/>Recipe #2</text:p>
      <text:p text:style-name="P11">“Mo vhaodt udt A uho fecuh effejakoj, ook ro u jamacuh mokxet no nehb nocc kewokxoh.”</text:p>
      <text:p text:style-name="P3"><text:bookmark text:name="_egoan91hoz4j"/>Recipe #3 <text:span text:style-name="T12">(5-Essence PUs)</text:span></text:p>
      <text:p text:style-name="P10">“Mubo jiho ke wiuht oeih fesbokj, rosuijo oei sud thun mo if veh u jihfhajo nad!”</text:p>
      <text:p text:style-name="P4"><text:bookmark text:name="_t9gb9vdyug3t"/>Recipe #4</text:p>
      <text:p text:style-name="P10">“Xato mo ad oeih ekxoh fesbok. Kewokxoh no’ho idjkeffurco, tojfako roadw effejakoj.”</text:p>
      <text:p text:style-name="P4"><text:bookmark text:name="_w3gwvs50qq2w"/>Recipe #5 <text:span text:style-name="T12">(6-Essence PU)</text:span></text:p>
      <text:p text:style-name="P10">“A nuj celot ad Joujed 1, je thun mo if nakx u kxhoo-kne-edo cuidsx vhem kxo jouj!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inecraft enchantment" svg:font-family="'minecraft enchantme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ffffff" loext:opacity="100%" loext:color-lum-mod="100%" loext:color-lum-off="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normal" style:text-underline-style="solid" style:text-underline-width="auto" style:text-underline-color="font-color" fo:font-weight="bold" officeooo:rsid="000776c6" officeooo:paragraph-rsid="000776c6" style:font-size-asian="18pt" style:font-style-asian="normal" style:font-weight-asian="bold" style:font-size-complex="18pt" style:font-style-complex="normal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MT3" style:family="text">
      <style:text-properties fo:font-size="18pt" fo:font-style="italic" officeooo:rsid="000649e3" style:font-name-asian="Times New Roman1" style:font-size-asian="18pt" style:font-style-asian="italic" style:font-name-complex="Times New Roman1" style:font-size-complex="18pt"/>
    </style:style>
    <style:style style:name="MT4" style:family="text">
      <style:text-properties fo:font-size="18pt" fo:font-style="italic" style:font-size-asian="18pt" style:font-style-asian="italic" style:font-size-complex="18pt"/>
    </style:style>
    <style:style style:name="MT5" style:family="text">
      <style:text-properties fo:font-size="18pt" fo:font-style="italic" officeooo:rsid="000649e3" style:font-size-asian="18pt" style:font-style-asian="italic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111122" draw:opacity="100%"/>
    </style:style>
  </office:automatic-styles>
  <office:master-styles>
    <style:master-page style:name="Standard" style:page-layout-name="Mpm1" draw:style-name="Mdp1">
      <style:header>
        <text:p text:style-name="MP1">PREVIEW COPY</text:p>
        <text:p text:style-name="MP2"><text:span text:style-name="MT1">K</text:span><text:span text:style-name="MT2">ami North Guide Series #</text:span><text:span text:style-name="MT3">2</text:span><text:span text:style-name="MT2">a <text:s text:c="4"/></text:span><text:span text:style-name="MT4">(Requires </text:span><text:span text:style-name="MT5">Funds of Elec.</text:span><text:span text:style-name="MT4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6T10:59:24.263083822</dc:date>
    <meta:editing-duration>PT24M2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6" meta:word-count="125" meta:character-count="724" meta:non-whitespace-character-count="609"/>
  </office:meta>
</office:document-meta>
</file>